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P1" style:family="paragraph" style:parent-style-name="Heading_20_4">
      <style:text-properties officeooo:paragraph-rsid="000153fb"/>
    </style:style>
    <style:style style:name="P2" style:family="paragraph" style:parent-style-name="Heading_20_4">
      <style:text-properties fo:font-size="10pt" officeooo:paragraph-rsid="000153fb" style:font-size-asian="10pt" style:font-size-complex="10pt"/>
    </style:style>
    <style:style style:name="P3" style:family="paragraph" style:parent-style-name="Quotations">
      <style:text-properties officeooo:paragraph-rsid="000153fb"/>
    </style:style>
    <style:style style:name="P4" style:family="paragraph" style:parent-style-name="Quotations">
      <style:text-properties fo:font-size="10pt" fo:font-weight="normal" officeooo:paragraph-rsid="000153fb" style:font-size-asian="10pt" style:font-weight-asian="normal" style:font-size-complex="10pt" style:font-weight-complex="normal"/>
    </style:style>
    <style:style style:name="P5" style:family="paragraph" style:parent-style-name="Quotations">
      <style:text-properties fo:font-size="10pt" fo:font-weight="normal" style:font-size-asian="10pt" style:font-weight-asian="normal" style:font-size-complex="10pt" style:font-weight-complex="normal"/>
    </style:style>
    <style:style style:name="T1" style:family="text">
      <style:text-properties fo:font-size="10.5pt" style:font-size-asian="10.5pt" style:font-size-complex="10.5pt"/>
    </style:style>
    <style:style style:name="T2" style:family="text">
      <style:text-properties fo:font-size="10pt" style:font-size-asian="10pt" style:font-size-complex="10pt"/>
    </style:style>
    <style:style style:name="T3" style:family="text">
      <style:text-properties fo:font-size="10pt" officeooo:rsid="000153fb" style:font-size-asian="10pt"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normal" style:font-size-asian="10pt" style:font-weight-asian="normal" style:font-size-complex="10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4"><text:span text:style-name="Strong_20_Emphasis"><text:span text:style-name="T5"><text:s text:c="7"/></text:span></text:span></text:h>
      <text:p text:style-name="Text_20_body"><text:span text:style-name="Strong_20_Emphasis"><text:span text:style-name="T2">EL PUNT COMARCA</text:span></text:span><text:span text:style-name="Strong_20_Emphasis"><text:span text:style-name="T3">L</text:span></text:span></text:p>
      <table:table table:name="Tabla1" table:style-name="Tabla1">
        <table:table-column table:style-name="Tabla1.A" table:number-columns-repeated="2"/>
        <table:table-row>
          <table:table-cell table:style-name="Tabla1.A1" office:value-type="string">
            <text:p text:style-name="P3"><text:span text:style-name="Strong_20_Emphasis"><text:span text:style-name="T5">El Mercat de Tardor arriba al centre de la ciutat</text:span></text:span><text:span text:style-name="T5"><text:line-break/>Aquest cap de setmana, la plaça Major es va omplir de colors, olors i sabors gràcies al tradicional Mercat de Tardor. Centenars de persones van acudir a l’esdeveniment per gaudir dels productes locals, artesania i activitats per a totes les edats.</text:span></text:p>
            <text:p text:style-name="P4">Els paradistes van destacar l’afluència de públic i la importància de promocionar el comerç de proximitat. "És una oportunitat per fer barri i donar a conèixer el treball dels petits productors", va comentar en Joan Riera, un dels artesans participants.</text:p>
          </table:table-cell>
          <table:table-cell table:style-name="Tabla1.B1" office:value-type="string">
            <text:p text:style-name="P3"><text:span text:style-name="Strong_20_Emphasis"><text:span text:style-name="T5">Obres al pont vell: talls i desviaments</text:span></text:span><text:span text:style-name="T5"><text:line-break/>A partir de dilluns, el pont vell quedarà tancat al trànsit durant dues setmanes per les obres de manteniment. L’Ajuntament ha anunciat rutes alternatives per minimitzar les molèsties als veïns. Els treballs inclouran la renovació del paviment i la revisió estructural del pont.</text:span></text:p>
            <text:p text:style-name="P4">Tot i que alguns conductors es mostren preocupats per possibles embussos, altres veuen amb bons ulls aquestes millores. "Ja tocava arreglar-lo, estava molt deteriorat", afirma Maria Casals, veïna de la zona.</text:p>
          </table:table-cell>
        </table:table-row>
      </table:table>
      <text:h text:style-name="P2" text:outline-level="4"><text:span text:style-name="Strong_20_Emphasis"><text:span text:style-name="T5"/></text:spa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9T08:20:52.916815209</meta:creation-date>
    <dc:date>2024-11-19T08:24:12.323075988</dc:date>
    <meta:editing-duration>PT3M20S</meta:editing-duration>
    <meta:editing-cycles>1</meta:editing-cycles>
    <meta:document-statistic meta:table-count="1" meta:image-count="0" meta:object-count="0" meta:page-count="1" meta:paragraph-count="6" meta:word-count="175" meta:character-count="1098" meta:non-whitespace-character-count="921"/>
    <meta:generator>LibreOffice/24.2.6.2$Linux_X86_64 LibreOffice_project/420$Build-2</meta:generator>
  </office:meta>
</office:document-meta>
</file>